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F776C995E27FB1B9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846cm, 6.305cm, 19.018cm, 7.521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7.8cm" svg:height="8.736cm" svg:x="0.1cm" svg:y="0.101cm">
          <draw:image xlink:href="Pictures/10000000000005E8000007E0F776C995E27FB1B9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2-02-28T19:24:39.573375197</dc:date>
    <meta:editing-duration>PT3M50S</meta:editing-duration>
    <meta:editing-cycles>5</meta:editing-cycles>
    <meta:generator>LibreOffice/7.2.5.2$MacOSX_X86_64 LibreOffice_project/499f9727c189e6ef3471021d6132d4c694f357e5</meta:generator>
    <meta:document-statistic meta:object-count="1"/>
  </office:meta>
</office:document-meta>
</file>